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Bitstream Vera Sans Mono', 'Courier New'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b0f6" officeooo:paragraph-rsid="0017b0f6" style:font-weight-asian="bold" style:font-weight-complex="bold"/>
    </style:style>
    <style:style style:name="P2" style:family="paragraph" style:parent-style-name="Standard">
      <style:text-properties fo:font-weight="bold" officeooo:rsid="0017bb39" officeooo:paragraph-rsid="0017bb39" style:font-weight-asian="bold" style:font-weight-complex="bold"/>
    </style:style>
    <style:style style:name="P3" style:family="paragraph" style:parent-style-name="Standard">
      <style:text-properties officeooo:paragraph-rsid="0017bb39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T1" style:family="text">
      <style:text-properties officeooo:rsid="0017bb39"/>
    </style:style>
    <style:style style:name="T2" style:family="text">
      <style:text-properties fo:font-variant="normal" fo:text-transform="none" fo:color="#000000" style:font-name="Consolas" fo:font-size="9.75pt" fo:letter-spacing="normal" fo:font-style="normal" fo:font-weight="normal" fo:background-color="#ffffff" loext:char-shading-value="0" loext:padding="0cm" loext:border="none"/>
    </style:style>
    <style:style style:name="T3" style:family="text">
      <style:text-properties fo:font-variant="normal" fo:text-transform="none" fo:color="#000000" fo:letter-spacing="normal" fo:background-color="#ffffff" loext:char-shading-value="0" loext:padding="0cm" loext:border="none"/>
    </style:style>
    <style:style style:name="T4" style:family="text">
      <style:text-properties fo:font-variant="normal" fo:text-transform="none" fo:color="#008200" style:font-name="Consolas" fo:font-size="9.75pt" fo:letter-spacing="normal" fo:font-style="normal" fo:font-weight="normal" fo:background-color="#ffffff" loext:char-shading-value="0" loext:padding="0cm" loext:border="none"/>
    </style:style>
    <style:style style:name="T5" style:family="text">
      <style:text-properties fo:font-variant="normal" fo:text-transform="none" fo:color="#006699" style:font-name="Consolas" fo:font-size="9.75pt" fo:letter-spacing="normal" fo:font-style="normal" fo:font-weight="bold" fo:background-color="#ffffff" loext:char-shading-value="0" loext:padding="0cm" loext:border="none"/>
    </style:style>
    <style:style style:name="T6" style:family="text">
      <style:text-properties fo:font-variant="normal" fo:text-transform="none" fo:color="#009900" style:font-name="Consolas" fo:font-size="9.75pt" fo:letter-spacing="normal" fo:font-style="normal" fo:font-weight="normal" fo:background-color="#ffffff" loext:char-shading-value="0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</text:p>
      <text:p text:style-name="P1"/>
      <text:p text:style-name="P1">INPUT:</text:p>
      <text:p text:style-name="P1"/>
      <text:p text:style-name="P1"># graph3</text:p>
      <text:p text:style-name="P1">import matplotlib.pyplot as plt </text:p>
      <text:p text:style-name="P1"><text:s text:c="2"/></text:p>
      <text:p text:style-name="P1"># x-axis values </text:p>
      <text:p text:style-name="P1">x = [1,2,3,4,5,6,7,8,9,10] </text:p>
      <text:p text:style-name="P1"># y-axis values </text:p>
      <text:p text:style-name="P1">y = [2,4,5,7,6,8,9,11,12,12] </text:p>
      <text:p text:style-name="P1"><text:s text:c="2"/></text:p>
      <text:p text:style-name="P1"># plotting points as a scatter plot </text:p>
      <text:p text:style-name="P1">plt.scatter(x, y, label= "stars", color= "green", <text:s/></text:p>
      <text:p text:style-name="P1"><text:s text:c="12"/>marker= "*", s=30) </text:p>
      <text:p text:style-name="P1"><text:s text:c="2"/></text:p>
      <text:p text:style-name="P1"># x-axis label </text:p>
      <text:p text:style-name="P1">plt.xlabel('x - axis') </text:p>
      <text:p text:style-name="P1"># frequency label </text:p>
      <text:p text:style-name="P1">plt.ylabel('y - axis') </text:p>
      <text:p text:style-name="P1"># plot title </text:p>
      <text:p text:style-name="P1">plt.title('My scatter plot!') </text:p>
      <text:p text:style-name="P1"># showing legend </text:p>
      <text:p text:style-name="P1">plt.legend() </text:p>
      <text:p text:style-name="P1"><text:s text:c="2"/></text:p>
      <text:p text:style-name="P1"># function to show the plot </text:p>
      <text:p text:style-name="P1">plt.show() </text:p>
      <text:p text:style-name="P1"/>
      <text:p text:style-name="P1"/>
      <text:p text:style-name="P1"/>
      <text:p text:style-name="P1">PROGRAM</text:p>
      <text:p text:style-name="P1"/>
      <text:p text:style-name="P1">INPUT:</text:p>
      <text:p text:style-name="P1"/>
      <text:p text:style-name="P1">#graph4.py</text:p>
      <text:p text:style-name="P1">import matplotlib.pyplot as plt </text:p>
      <text:p text:style-name="P1"><text:s text:c="2"/></text:p>
      <text:p text:style-name="P1"># defining labels </text:p>
      <text:p text:style-name="P1">activities = ['eat', 'sleep', 'work', 'play'] </text:p>
      <text:p text:style-name="P1"><text:s text:c="2"/></text:p>
      <text:p text:style-name="P1"># portion covered by each label </text:p>
      <text:p text:style-name="P1">slices = [3, 7, 8, 6] </text:p>
      <text:p text:style-name="P1"><text:s text:c="2"/></text:p>
      <text:p text:style-name="P1"># color for each label </text:p>
      <text:p text:style-name="P1">colors = ['r', 'y', 'g', 'b'] </text:p>
      <text:p text:style-name="P1"><text:s text:c="2"/></text:p>
      <text:p text:style-name="P1"># plotting the pie chart </text:p>
      <text:p text:style-name="P1">plt.pie(slices, labels = activities, colors=colors, <text:s/></text:p>
      <text:p text:style-name="P1"><text:s text:c="8"/>startangle=90, shadow = True, explode = (0, 0, 0.1, 0), </text:p>
      <text:p text:style-name="P1"><text:s text:c="8"/>radius = 1.2, autopct = '%1.1f%%') </text:p>
      <text:p text:style-name="P1"><text:s text:c="2"/></text:p>
      <text:p text:style-name="P1"># plotting legend </text:p>
      <text:p text:style-name="P1">plt.legend() </text:p>
      <text:p text:style-name="P1"><text:s text:c="2"/></text:p>
      <text:p text:style-name="P1"># showing the plot </text:p>
      <text:p text:style-name="P1">plt.show() </text:p>
      <text:p text:style-name="P1"/>
      <text:p text:style-name="P1"/>
      <text:p text:style-name="P1"><text:soft-page-break/>PROGRAM</text:p>
      <text:p text:style-name="P1"/>
      <text:p text:style-name="P1">INPUT:</text:p>
      <text:p text:style-name="P1"/>
      <text:p text:style-name="P1">#graph5usingcsv.py</text:p>
      <text:p text:style-name="P1">import matplotlib.pyplot as plt</text:p>
      <text:p text:style-name="P1">import csv</text:p>
      <text:p text:style-name="P1"/>
      <text:p text:style-name="P1">x=[]</text:p>
      <text:p text:style-name="P1">y=[]</text:p>
      <text:p text:style-name="P1">z=[]</text:p>
      <text:p text:style-name="P1"/>
      <text:p text:style-name="P1">with open('excel.csv', 'r') as csvfile:</text:p>
      <text:p text:style-name="P1"><text:s text:c="4"/>plots= csv.reader(csvfile, delimiter=',')</text:p>
      <text:p text:style-name="P1"><text:s text:c="4"/>for row in plots:</text:p>
      <text:p text:style-name="P1"><text:s text:c="8"/>x.append(int(row[0]))</text:p>
      <text:p text:style-name="P1"><text:s text:c="8"/>y.append(int(row[1]))</text:p>
      <text:p text:style-name="P1"><text:s text:c="8"/>z.append(int(row[2]))</text:p>
      <text:p text:style-name="P1"/>
      <text:p text:style-name="P1"/>
      <text:p text:style-name="P1">plt.plot(x,y, marker='o')</text:p>
      <text:p text:style-name="P1">plt.plot(x,z, marker='o')</text:p>
      <text:p text:style-name="P1"/>
      <text:p text:style-name="P1">plt.title('Data from the CSV File: People and Expenses')</text:p>
      <text:p text:style-name="P1"/>
      <text:p text:style-name="P1">plt.xlabel('Number of People')</text:p>
      <text:p text:style-name="P1">plt.ylabel('Expenses')</text:p>
      <text:p text:style-name="P1"/>
      <text:p text:style-name="P1">plt.show()</text:p>
      <text:p text:style-name="P1"/>
      <text:p text:style-name="P1"/>
      <text:p text:style-name="P1"/>
      <text:p text:style-name="P1"/>
      <text:p text:style-name="P1"/>
      <text:p text:style-name="P1">PROGRAM</text:p>
      <text:p text:style-name="P1"/>
      <text:p text:style-name="P1">INPUT:</text:p>
      <text:p text:style-name="P1"/>
      <text:p text:style-name="P1">#graph7.py</text:p>
      <text:p text:style-name="P1">import matplotlib.pyplot as plt </text:p>
      <text:p text:style-name="P1"><text:s text:c="2"/></text:p>
      <text:p text:style-name="P1"># frequencies </text:p>
      <text:p text:style-name="P1">ages = [2,5,70,40,30,45,50,45,43,40,44, </text:p>
      <text:p text:style-name="P1"><text:s text:c="8"/>60,7,13,57,18,90,77,32,21,20,40] </text:p>
      <text:p text:style-name="P1"><text:s text:c="2"/></text:p>
      <text:p text:style-name="P1"># setting the ranges and no. of intervals </text:p>
      <text:p text:style-name="P1">range = (0, 100) </text:p>
      <text:p text:style-name="P1">bins = 10 <text:s/></text:p>
      <text:p text:style-name="P1"><text:s text:c="2"/></text:p>
      <text:p text:style-name="P1"># plotting a histogram </text:p>
      <text:p text:style-name="P1">plt.hist(ages, bins, range, color = 'green', </text:p>
      <text:p text:style-name="P1"><text:s text:c="8"/>histtype = 'bar', rwidth = 0.8) </text:p>
      <text:p text:style-name="P1"><text:s text:c="2"/></text:p>
      <text:p text:style-name="P1"># x-axis label </text:p>
      <text:p text:style-name="P1">plt.xlabel('age') </text:p>
      <text:p text:style-name="P1"># frequency label </text:p>
      <text:p text:style-name="P1">plt.ylabel('No. of people') </text:p>
      <text:p text:style-name="P1"># plot title </text:p>
      <text:p text:style-name="P1"><text:soft-page-break/>plt.title('My histogram') </text:p>
      <text:p text:style-name="P1"><text:s text:c="2"/></text:p>
      <text:p text:style-name="P1"># function to show the plot </text:p>
      <text:p text:style-name="P1">plt.show() </text:p>
      <text:p text:style-name="P1"/>
      <text:p text:style-name="P1"/>
      <text:p text:style-name="P1">PROGRAM</text:p>
      <text:p text:style-name="P1">GRAPH 8</text:p>
      <text:p text:style-name="P1">INPUT:</text:p>
      <text:p text:style-name="P1"/>
      <text:p text:style-name="P1"># setting a custom style to use </text:p>
      <text:p text:style-name="P1">style.use('ggplot') </text:p>
      <text:p text:style-name="P1"><text:s text:c="2"/></text:p>
      <text:p text:style-name="P1"># create a new figure for plotting </text:p>
      <text:p text:style-name="P1">fig = plt.figure() </text:p>
      <text:p text:style-name="P1"><text:s text:c="2"/></text:p>
      <text:p text:style-name="P1"># create a new subplot on our figure </text:p>
      <text:p text:style-name="P1">ax1 = fig.add_subplot(111, projection='3d') </text:p>
      <text:p text:style-name="P1"><text:s text:c="2"/></text:p>
      <text:p text:style-name="P1"># defining x, y, z co-ordinates for bar position </text:p>
      <text:p text:style-name="P1">x = [1,2,3,4,5,6,7,8,9,10] </text:p>
      <text:p text:style-name="P1">y = [4,3,1,6,5,3,7,5,3,7] </text:p>
      <text:p text:style-name="P1">z = np.zeros(10) </text:p>
      <text:p text:style-name="P1"><text:s text:c="2"/></text:p>
      <text:p text:style-name="P1"># size of bars </text:p>
      <text:p text:style-name="P1">dx = np.ones(10) <text:s text:c="13"/># length along x-axis </text:p>
      <text:p text:style-name="P1">dy = np.ones(10) <text:s text:c="13"/># length along y-axs </text:p>
      <text:p text:style-name="P1">dz = [1,3,4,2,6,7,5,5,10,9] <text:s text:c="2"/># height of bar </text:p>
      <text:p text:style-name="P1"><text:s text:c="2"/></text:p>
      <text:p text:style-name="P1"># setting color scheme </text:p>
      <text:p text:style-name="P1">color = [] </text:p>
      <text:p text:style-name="P1">for h in dz: </text:p>
      <text:p text:style-name="P1"><text:s text:c="4"/>if h &gt; 5: </text:p>
      <text:p text:style-name="P1"><text:s text:c="8"/>color.append('r') </text:p>
      <text:p text:style-name="P1"><text:s text:c="4"/>else: </text:p>
      <text:p text:style-name="P1"><text:s text:c="8"/>color.append('b') </text:p>
      <text:p text:style-name="P1"><text:s text:c="2"/></text:p>
      <text:p text:style-name="P1"># plotting the bars </text:p>
      <text:p text:style-name="P1">ax1.bar3d(x, y, z, dx, dy, dz, color = color) </text:p>
      <text:p text:style-name="P1"><text:s text:c="2"/></text:p>
      <text:p text:style-name="P1"># setting axes labels </text:p>
      <text:p text:style-name="P1">ax1.set_xlabel('x-axis') </text:p>
      <text:p text:style-name="P1">ax1.set_ylabel('y-axis') </text:p>
      <text:p text:style-name="P1">ax1.set_zlabel('z-axis') </text:p>
      <text:p text:style-name="P1"><text:s text:c="2"/></text:p>
      <text:p text:style-name="P1">plt.show()</text:p>
      <text:p text:style-name="P1"/>
      <text:p text:style-name="P1"/>
      <text:p text:style-name="P1">PROGRAM</text:p>
      <text:p text:style-name="P1"/>
      <text:p text:style-name="P1">INPUT:</text:p>
      <text:p text:style-name="P1"/>
      <text:p text:style-name="P1"/>
      <text:p text:style-name="P1">#graph9.py</text:p>
      <text:p text:style-name="P1"/>
      <text:p text:style-name="P1"># importing required modules </text:p>
      <text:p text:style-name="P1">import matplotlib.pyplot as plt </text:p>
      <text:p text:style-name="P1">import numpy as np </text:p>
      <text:p text:style-name="P1"><text:soft-page-break/><text:s text:c="2"/></text:p>
      <text:p text:style-name="P1"># function to generate coordinates </text:p>
      <text:p text:style-name="P1">def create_plot(ptype): </text:p>
      <text:p text:style-name="P1"><text:s text:c="4"/># setting the x-axis vaues </text:p>
      <text:p text:style-name="P1"><text:s text:c="4"/>x = np.arange(-10, 10, 0.01) </text:p>
      <text:p text:style-name="P1"><text:s text:c="6"/></text:p>
      <text:p text:style-name="P1"><text:s text:c="4"/># setting the y-axis values </text:p>
      <text:p text:style-name="P1"><text:s text:c="4"/>if ptype == 'linear': </text:p>
      <text:p text:style-name="P1"><text:s text:c="8"/>y = x </text:p>
      <text:p text:style-name="P1"><text:s text:c="4"/>elif ptype == 'quadratic': </text:p>
      <text:p text:style-name="P1"><text:s text:c="8"/>y = x**2</text:p>
      <text:p text:style-name="P1"><text:s text:c="4"/>elif ptype == 'cubic': </text:p>
      <text:p text:style-name="P1"><text:s text:c="8"/>y = x**3</text:p>
      <text:p text:style-name="P1"><text:s text:c="4"/>elif ptype == 'quartic': </text:p>
      <text:p text:style-name="P1"><text:s text:c="8"/>y = x**4</text:p>
      <text:p text:style-name="P1"><text:s text:c="14"/></text:p>
      <text:p text:style-name="P1"><text:s text:c="4"/>return(x, y) </text:p>
      <text:p text:style-name="P1"><text:s text:c="2"/></text:p>
      <text:p text:style-name="P1"># setting a style to use </text:p>
      <text:p text:style-name="P1">plt.style.use('fivethirtyeight') </text:p>
      <text:p text:style-name="P1"><text:s text:c="2"/></text:p>
      <text:p text:style-name="P1"># create a figure </text:p>
      <text:p text:style-name="P1">fig = plt.figure() </text:p>
      <text:p text:style-name="P1"><text:s text:c="2"/></text:p>
      <text:p text:style-name="P1"># define subplots and their positions in figure </text:p>
      <text:p text:style-name="P1">plt1 = fig.add_subplot(221) </text:p>
      <text:p text:style-name="P1">plt2 = fig.add_subplot(222) </text:p>
      <text:p text:style-name="P1">plt3 = fig.add_subplot(223) </text:p>
      <text:p text:style-name="P1">plt4 = fig.add_subplot(224) </text:p>
      <text:p text:style-name="P1"><text:s text:c="2"/></text:p>
      <text:p text:style-name="P1"># plotting points on each subplot </text:p>
      <text:p text:style-name="P1">x, y = create_plot('linear') </text:p>
      <text:p text:style-name="P1">plt1.plot(x, y, color ='r') </text:p>
      <text:p text:style-name="P1">plt1.set_title('$y_1 = x$') </text:p>
      <text:p text:style-name="P1"><text:s text:c="2"/></text:p>
      <text:p text:style-name="P1">x, y = create_plot('quadratic') </text:p>
      <text:p text:style-name="P1">plt2.plot(x, y, color ='b') </text:p>
      <text:p text:style-name="P1">plt2.set_title('$y_2 = x^2$') </text:p>
      <text:p text:style-name="P1"><text:s text:c="2"/></text:p>
      <text:p text:style-name="P1">x, y = create_plot('cubic') </text:p>
      <text:p text:style-name="P1">plt3.plot(x, y, color ='g') </text:p>
      <text:p text:style-name="P1">plt3.set_title('$y_3 = x^3$') </text:p>
      <text:p text:style-name="P1"><text:s text:c="2"/></text:p>
      <text:p text:style-name="P1">x, y = create_plot('quartic') </text:p>
      <text:p text:style-name="P1">plt4.plot(x, y, color ='k') </text:p>
      <text:p text:style-name="P1">plt4.set_title('$y_4 = x^4$') </text:p>
      <text:p text:style-name="P1"><text:s text:c="2"/></text:p>
      <text:p text:style-name="P1"># adjusting space between subplots </text:p>
      <text:p text:style-name="P1">fig.subplots_adjust(hspace=.5,wspace=0.5) </text:p>
      <text:p text:style-name="P1"><text:s text:c="2"/></text:p>
      <text:p text:style-name="P1"># function to show the plot </text:p>
      <text:p text:style-name="P1">plt.show()</text:p>
      <text:p text:style-name="P1"/>
      <text:p text:style-name="P1"/>
      <text:p text:style-name="P1">PROGRAM</text:p>
      <text:p text:style-name="P1"/>
      <text:p text:style-name="P1">INPUT:</text:p>
      <text:p text:style-name="P1"/>
      <text:p text:style-name="P1"><text:soft-page-break/>#graph10.py</text:p>
      <text:p text:style-name="P1"># importing required modules </text:p>
      <text:p text:style-name="P1">import matplotlib.pyplot as plt </text:p>
      <text:p text:style-name="P1">import numpy as np </text:p>
      <text:p text:style-name="P1"><text:s text:c="2"/></text:p>
      <text:p text:style-name="P1"># function to generate coordinates </text:p>
      <text:p text:style-name="P1">def create_plot(ptype): </text:p>
      <text:p text:style-name="P1"><text:s text:c="4"/># setting the x-axis vaues </text:p>
      <text:p text:style-name="P1"><text:s text:c="4"/>x = np.arange(0, 5, 0.01) </text:p>
      <text:p text:style-name="P1"><text:s text:c="6"/></text:p>
      <text:p text:style-name="P1"><text:s text:c="4"/># setting y-axis values </text:p>
      <text:p text:style-name="P1"><text:s text:c="4"/>if ptype == 'sin': </text:p>
      <text:p text:style-name="P1"><text:s text:c="8"/># a sine wave </text:p>
      <text:p text:style-name="P1"><text:s text:c="8"/>y = np.sin(2*np.pi*x) </text:p>
      <text:p text:style-name="P1"><text:s text:c="4"/>elif ptype == 'exp': </text:p>
      <text:p text:style-name="P1"><text:s text:c="8"/># negative exponential function </text:p>
      <text:p text:style-name="P1"><text:s text:c="8"/>y = np.exp(-x) </text:p>
      <text:p text:style-name="P1"><text:s text:c="4"/>elif ptype == 'hybrid': </text:p>
      <text:p text:style-name="P1"><text:s text:c="8"/># a damped sine wave </text:p>
      <text:p text:style-name="P1"><text:s text:c="8"/>y = (np.sin(2*np.pi*x))*(np.exp(-x)) </text:p>
      <text:p text:style-name="P1"><text:s text:c="14"/></text:p>
      <text:p text:style-name="P1"><text:s text:c="4"/>return(x, y) </text:p>
      <text:p text:style-name="P1"><text:s text:c="2"/></text:p>
      <text:p text:style-name="P1"># setting a style to use </text:p>
      <text:p text:style-name="P1">plt.style.use('ggplot') </text:p>
      <text:p text:style-name="P1"><text:s text:c="2"/></text:p>
      <text:p text:style-name="P1"># defining subplots and their positions </text:p>
      <text:p text:style-name="P1">plt1 = plt.subplot2grid((11,1), (0,0), rowspan = 3, colspan = 1) </text:p>
      <text:p text:style-name="P1">plt2 = plt.subplot2grid((11,1), (4,0), rowspan = 3, colspan = 1) </text:p>
      <text:p text:style-name="P1">plt3 = plt.subplot2grid((11,1), (8,0), rowspan = 3, colspan = 1) </text:p>
      <text:p text:style-name="P1"><text:s text:c="2"/></text:p>
      <text:p text:style-name="P1"># plotting points on each subplot </text:p>
      <text:p text:style-name="P1">x, y = create_plot('sin') </text:p>
      <text:p text:style-name="P1">plt1.plot(x, y, label = 'sine wave', color ='b') </text:p>
      <text:p text:style-name="P1">x, y = create_plot('exp') </text:p>
      <text:p text:style-name="P1">plt2.plot(x, y, label = 'negative exponential', color = 'r') </text:p>
      <text:p text:style-name="P1">x, y = create_plot('hybrid') </text:p>
      <text:p text:style-name="P1">plt3.plot(x, y, label = 'damped sine wave', color = 'g') </text:p>
      <text:p text:style-name="P1"><text:s text:c="2"/></text:p>
      <text:p text:style-name="P1"># show legends of each subplot </text:p>
      <text:p text:style-name="P1">plt1.legend() </text:p>
      <text:p text:style-name="P1">plt2.legend() </text:p>
      <text:p text:style-name="P1">plt3.legend() </text:p>
      <text:p text:style-name="P1"><text:s text:c="2"/></text:p>
      <text:p text:style-name="P1"># function to show plot </text:p>
      <text:p text:style-name="P1">plt.show()</text:p>
      <text:p text:style-name="P1"/>
      <text:p text:style-name="P1"/>
      <text:p text:style-name="P1">PROGRAM</text:p>
      <text:p text:style-name="P1"/>
      <text:p text:style-name="P1">INPUT:</text:p>
      <text:p text:style-name="P1"/>
      <text:p text:style-name="P1"/>
      <text:p text:style-name="P1">#graph11.py</text:p>
      <text:p text:style-name="P1">import matplotlib.pyplot as plt </text:p>
      <text:p text:style-name="P1"><text:s text:c="2"/></text:p>
      <text:p text:style-name="P1"># x axis values </text:p>
      <text:p text:style-name="P1">x = [1,2,3,4,5,6] </text:p>
      <text:p text:style-name="P1"><text:soft-page-break/># corresponding y axis values </text:p>
      <text:p text:style-name="P1">y = [2,4,1,5,2,6] </text:p>
      <text:p text:style-name="P1"><text:s text:c="2"/></text:p>
      <text:p text:style-name="P1"># plotting the points <text:s/></text:p>
      <text:p text:style-name="P1">plt.plot(x, y, color='green', linestyle='dashed', linewidth = 3, </text:p>
      <text:p text:style-name="P1"><text:s text:c="9"/>marker='o', markerfacecolor='blue', markersize=12) </text:p>
      <text:p text:style-name="P1"><text:s text:c="2"/></text:p>
      <text:p text:style-name="P1"># setting x and y axis range </text:p>
      <text:p text:style-name="P1">plt.ylim(1,8) </text:p>
      <text:p text:style-name="P1">plt.xlim(1,8) </text:p>
      <text:p text:style-name="P1"><text:s text:c="2"/></text:p>
      <text:p text:style-name="P1"># naming the x axis </text:p>
      <text:p text:style-name="P1">plt.xlabel('x - axis') </text:p>
      <text:p text:style-name="P1"># naming the y axis </text:p>
      <text:p text:style-name="P1">plt.ylabel('y - axis') </text:p>
      <text:p text:style-name="P1"><text:s text:c="2"/></text:p>
      <text:p text:style-name="P1"># giving a title to my graph </text:p>
      <text:p text:style-name="P1">plt.title('Some cool customizations!') </text:p>
      <text:p text:style-name="P1"><text:s text:c="2"/></text:p>
      <text:p text:style-name="P1"># function to show the plot </text:p>
      <text:p text:style-name="P1">plt.show() </text:p>
      <text:p text:style-name="P1"/>
      <text:p text:style-name="P1"/>
      <text:p text:style-name="P1">PROGRAM</text:p>
      <text:p text:style-name="P1"/>
      <text:p text:style-name="P1">INPUT:</text:p>
      <text:p text:style-name="P1"/>
      <text:p text:style-name="P1">#graph6.py</text:p>
      <text:p text:style-name="P1">import matplotlib.pyplot as plt </text:p>
      <text:p text:style-name="P1"><text:s text:c="2"/></text:p>
      <text:p text:style-name="P1"># line 1 points </text:p>
      <text:p text:style-name="P1">x1 = [1,2,3] </text:p>
      <text:p text:style-name="P1">y1 = [2,4,1] </text:p>
      <text:p text:style-name="P1"># plotting the line 1 points <text:s/></text:p>
      <text:p text:style-name="P1">plt.plot(x1, y1, label = "line 1") </text:p>
      <text:p text:style-name="P1"><text:s text:c="2"/></text:p>
      <text:p text:style-name="P1"># line 2 points </text:p>
      <text:p text:style-name="P1">x2 = [1,2,3] </text:p>
      <text:p text:style-name="P1">y2 = [4,1,3] </text:p>
      <text:p text:style-name="P1"># plotting the line 2 points <text:s/></text:p>
      <text:p text:style-name="P1">plt.plot(x2, y2, label = "line 2") </text:p>
      <text:p text:style-name="P1"><text:s text:c="2"/></text:p>
      <text:p text:style-name="P1"># naming the x axis </text:p>
      <text:p text:style-name="P1">plt.xlabel('x - axis') </text:p>
      <text:p text:style-name="P1"># naming the y axis </text:p>
      <text:p text:style-name="P1">plt.ylabel('y - axis') </text:p>
      <text:p text:style-name="P1"># giving a title to my graph </text:p>
      <text:p text:style-name="P1">plt.title('Two lines on same graph!') </text:p>
      <text:p text:style-name="P1"><text:s text:c="2"/></text:p>
      <text:p text:style-name="P1"># show a legend on the plot </text:p>
      <text:p text:style-name="P1">plt.legend() </text:p>
      <text:p text:style-name="P1"><text:s text:c="2"/></text:p>
      <text:p text:style-name="P1"># function to show the plot </text:p>
      <text:p text:style-name="P1">plt.show<text:span text:style-name="T1">()</text:span></text:p>
      <text:p text:style-name="P1"/>
      <text:p text:style-name="P1"/>
      <text:p text:style-name="P2">PROGRAM</text:p>
      <text:p text:style-name="P2"/>
      <text:p text:style-name="P2"><text:soft-page-break/>INPUT:</text:p>
      <text:p text:style-name="P2"/>
      <text:p text:style-name="P3"><text:span text:style-name="Source_20_Text"><text:span text:style-name="T2"/></text:span></text:p>
      <text:p text:style-name="P2">#graph6.py</text:p>
      <text:p text:style-name="P2"># importing the required modules </text:p>
      <text:p text:style-name="P2">import matplotlib.pyplot as plt </text:p>
      <text:p text:style-name="P2">import numpy as np </text:p>
      <text:p text:style-name="P2"><text:s text:c="2"/></text:p>
      <text:p text:style-name="P2"># setting the x - coordinates </text:p>
      <text:p text:style-name="P2">x = np.arange(0, 2*(np.pi), 0.1) </text:p>
      <text:p text:style-name="P2"># setting the corresponding y - coordinates </text:p>
      <text:p text:style-name="P2">y = np.sin(x) </text:p>
      <text:p text:style-name="P2"><text:s text:c="2"/></text:p>
      <text:p text:style-name="P2"># potting the points </text:p>
      <text:p text:style-name="P2">plt.plot(x, y) </text:p>
      <text:p text:style-name="P2"><text:s text:c="2"/></text:p>
      <text:p text:style-name="P2"># function to show the plot </text:p>
      <text:p text:style-name="P2">plt.show() 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Bitstream Vera Sans Mono', 'Courier New'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09:57:03.141262504</meta:creation-date>
    <meta:generator>LibreOffice/6.0.3.2$Linux_X86_64 LibreOffice_project/00m0$Build-2</meta:generator>
    <dc:date>2018-11-02T10:13:38.923144542</dc:date>
    <meta:editing-duration>PT5M32S</meta:editing-duration>
    <meta:editing-cycles>1</meta:editing-cycles>
    <meta:document-statistic meta:table-count="0" meta:image-count="0" meta:object-count="0" meta:page-count="7" meta:paragraph-count="314" meta:word-count="926" meta:character-count="6534" meta:non-whitespace-character-count="5232"/>
  </office:meta>
</office:document-meta>
</file>